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7aa9" officeooo:paragraph-rsid="00197a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re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4:24:19.046346290</meta:creation-date>
    <dc:date>2020-02-21T14:24:47.560262618</dc:date>
    <meta:editing-duration>PT29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6.0.7.3$Linux_X86_64 LibreOffice_project/00m0$Build-3</meta:generator>
  </office:meta>
</office:document-meta>
</file>